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2000000C08EB1FBD2EAE4ED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2" text:anchor-type="char" svg:x="9.462cm" svg:y="1.61cm" svg:width="7.646cm" svg:height="6.496cm" draw:z-index="0"><draw:image xlink:href="Pictures/10000000000000E2000000C08EB1FBD2EAE4ED28.png" xlink:type="simple" xlink:show="embed" xlink:actuate="onLoad" draw:mime-type="image/png"/></draw:frame><draw:frame draw:style-name="fr1" draw:name="Imagen1" text:anchor-type="char" svg:x="0.224cm" svg:y="1.676cm" svg:width="7.646cm" svg:height="6.496cm" draw:z-index="1"><draw:image xlink:href="Pictures/10000000000000E2000000C08EB1FBD2EAE4ED28.png" xlink:type="simple" xlink:show="embed" xlink:actuate="onLoad" draw:mime-type="image/png"/></draw:frame><draw:frame draw:style-name="fr1" draw:name="Imagen3" text:anchor-type="char" svg:x="-0.062cm" svg:y="18.344cm" svg:width="7.646cm" svg:height="6.496cm" draw:z-index="2"><draw:image xlink:href="Pictures/10000000000000E2000000C08EB1FBD2EAE4ED28.png" xlink:type="simple" xlink:show="embed" xlink:actuate="onLoad" draw:mime-type="image/png"/></draw:frame><draw:frame draw:style-name="fr1" draw:name="Imagen4" text:anchor-type="char" svg:x="0.159cm" svg:y="10.606cm" svg:width="7.646cm" svg:height="6.496cm" draw:z-index="3"><draw:image xlink:href="Pictures/10000000000000E2000000C08EB1FBD2EAE4ED28.png" xlink:type="simple" xlink:show="embed" xlink:actuate="onLoad" draw:mime-type="image/png"/></draw:frame><draw:frame draw:style-name="fr1" draw:name="Imagen5" text:anchor-type="char" svg:x="9.44cm" svg:y="10.804cm" svg:width="7.646cm" svg:height="6.496cm" draw:z-index="4"><draw:image xlink:href="Pictures/10000000000000E2000000C08EB1FBD2EAE4ED28.png" xlink:type="simple" xlink:show="embed" xlink:actuate="onLoad" draw:mime-type="image/png"/></draw:frame><draw:frame draw:style-name="fr1" draw:name="Imagen6" text:anchor-type="char" svg:x="9.44cm" svg:y="18.411cm" svg:width="7.646cm" svg:height="6.496cm" draw:z-index="5"><draw:image xlink:href="Pictures/10000000000000E2000000C08EB1FBD2EAE4ED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9:46:18.943245549</meta:creation-date>
    <dc:date>2025-03-05T19:47:26.708482395</dc:date>
    <meta:editing-duration>PT1M8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